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0c0ca" officeooo:paragraph-rsid="0000c0ca" style:font-weight-asian="bold" style:font-weight-complex="bold"/>
    </style:style>
    <style:style style:name="P3" style:family="paragraph" style:parent-style-name="Standard">
      <style:text-properties fo:font-weight="normal" officeooo:rsid="0000c0ca" officeooo:paragraph-rsid="0000c0ca" style:font-weight-asian="normal" style:font-weight-complex="normal"/>
    </style:style>
    <style:style style:name="P4" style:family="paragraph" style:parent-style-name="Text_20_body">
      <style:text-properties fo:font-weight="normal" officeooo:rsid="0000c0ca" officeooo:paragraph-rsid="0000c0ca" style:font-weight-asian="normal" style:font-weight-complex="normal"/>
    </style:style>
    <style:style style:name="P5" style:family="paragraph" style:parent-style-name="Standard">
      <style:text-properties fo:font-weight="bold" officeooo:rsid="0000c0ca" officeooo:paragraph-rsid="0000c0ca" style:font-weight-asian="bold" style:font-weight-complex="bold"/>
    </style:style>
    <style:style style:name="P6" style:family="paragraph" style:parent-style-name="Standard">
      <style:text-properties fo:font-weight="bold" officeooo:rsid="0005524b" officeooo:paragraph-rsid="0005524b" style:font-weight-asian="bold" style:font-weight-complex="bold"/>
    </style:style>
    <style:style style:name="P7" style:family="paragraph" style:parent-style-name="Standard">
      <style:text-properties fo:font-weight="bold" officeooo:rsid="0006c417" officeooo:paragraph-rsid="0006c417" style:font-weight-asian="bold" style:font-weight-complex="bold"/>
    </style:style>
    <style:style style:name="P8" style:family="paragraph" style:parent-style-name="Standard">
      <style:text-properties fo:font-weight="normal" officeooo:rsid="0000c0ca" officeooo:paragraph-rsid="0000c0ca" style:font-weight-asian="normal" style:font-weight-complex="normal"/>
    </style:style>
    <style:style style:name="P9" style:family="paragraph" style:parent-style-name="Standard">
      <style:text-properties fo:font-weight="normal" officeooo:rsid="0000c0ca" officeooo:paragraph-rsid="0006c417" style:font-weight-asian="normal" style:font-weight-complex="normal"/>
    </style:style>
    <style:style style:name="P10" style:family="paragraph" style:parent-style-name="Standard">
      <style:text-properties fo:font-weight="normal" officeooo:rsid="0005524b" officeooo:paragraph-rsid="0005524b" style:font-weight-asian="normal" style:font-weight-complex="normal"/>
    </style:style>
    <style:style style:name="P11" style:family="paragraph" style:parent-style-name="Standard">
      <style:text-properties fo:font-weight="normal" officeooo:rsid="0006c417" officeooo:paragraph-rsid="0006c417" style:font-weight-asian="normal" style:font-weight-complex="normal"/>
    </style:style>
    <style:style style:name="P12" style:family="paragraph" style:parent-style-name="Standard">
      <style:text-properties fo:language="es" fo:country="ES" fo:font-weight="normal" officeooo:rsid="0005524b" officeooo:paragraph-rsid="0005524b" style:font-weight-asian="normal" style:font-weight-complex="normal"/>
    </style:style>
    <style:style style:name="P13" style:family="paragraph" style:parent-style-name="Standard">
      <style:paragraph-properties fo:break-before="page"/>
      <style:text-properties fo:font-weight="bold" officeooo:rsid="0000c0ca" officeooo:paragraph-rsid="0006c417" style:font-weight-asian="bold" style:font-weight-complex="bold"/>
    </style:style>
    <style:style style:name="P14" style:family="paragraph" style:parent-style-name="Heading_20_1">
      <style:text-properties fo:font-weight="bold" officeooo:rsid="0000c0ca" officeooo:paragraph-rsid="0000c0ca" style:font-weight-asian="bold" style:font-weight-complex="bold"/>
    </style:style>
    <style:style style:name="P15" style:family="paragraph" style:parent-style-name="Heading_20_1">
      <style:text-properties fo:font-weight="normal" officeooo:rsid="0000c0ca" officeooo:paragraph-rsid="0000c0ca" style:font-weight-asian="normal" style:font-weight-complex="normal"/>
    </style:style>
    <style:style style:name="P16" style:family="paragraph" style:parent-style-name="Heading_20_1">
      <style:paragraph-properties fo:break-before="page"/>
      <style:text-properties fo:font-weight="bold" officeooo:rsid="0005524b" officeooo:paragraph-rsid="0005524b" style:font-weight-asian="bold" style:font-weight-complex="bold"/>
    </style:style>
    <style:style style:name="P17" style:family="paragraph" style:parent-style-name="Heading_20_1">
      <style:paragraph-properties fo:break-before="page"/>
      <style:text-properties fo:font-weight="normal" officeooo:rsid="0000c0ca" officeooo:paragraph-rsid="0006c417" style:font-weight-asian="normal" style:font-weight-complex="normal"/>
    </style:style>
    <style:style style:name="P18" style:family="paragraph" style:parent-style-name="Text_20_body">
      <style:text-properties fo:font-weight="normal" officeooo:rsid="0005524b" officeooo:paragraph-rsid="0005524b" style:font-weight-asian="normal" style:font-weight-complex="normal"/>
    </style:style>
    <style:style style:name="P19" style:family="paragraph" style:parent-style-name="Text_20_body">
      <style:text-properties fo:font-weight="normal" officeooo:rsid="0000c0ca" officeooo:paragraph-rsid="0006c417" style:font-weight-asian="normal" style:font-weight-complex="normal"/>
    </style:style>
    <style:style style:name="P20" style:family="paragraph" style:parent-style-name="Text_20_body">
      <style:text-properties fo:font-weight="normal" officeooo:rsid="0000c0ca" officeooo:paragraph-rsid="0000c0ca" style:font-weight-asian="normal" style:font-weight-complex="normal"/>
    </style:style>
    <style:style style:name="T1" style:family="text">
      <style:text-properties fo:language="es" fo:country="AR"/>
    </style:style>
    <style:style style:name="T2" style:family="text">
      <style:text-properties style:font-name="Times New Roman" fo:font-size="12pt" fo:font-weight="bold" style:font-size-asian="12pt" style:font-weight-asian="bold"/>
    </style:style>
    <style:style style:name="T3" style:family="text">
      <style:text-properties style:font-name="Times New Roman" fo:font-size="12pt"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ches de lujo</text:p>
      <text:p text:style-name="Standard"/>
      <text:p text:style-name="Standard">Los coches de lujo son coches, que además de ser caros, se caracterizan por sus acabados - tanto en el interior como en el exterior - y por sus grandes prestaciones. Algunos de ellos son de serie limitada y otros sólo se realizan bajo encargo de una clientela muy selecta. El diseño de este tipo de vehículos es del todo variado, ya que algunos tienen un aspecto más deportivo y otros más formal. Los Lexus, los Infiniti o las limusinas fabricadas por Maybach son coches que pertenecen al segmento de coches de lujo. </text:p>
      <text:p text:style-name="Standard"/>
      <text:p text:style-name="P2">Modelos</text:p>
      <text:p text:style-name="P2"/>
      <text:p text:style-name="P6">Alfa Romeo</text:p>
      <text:p text:style-name="P6"/>
      <text:p text:style-name="P10">Alfa Romeo es una marca italiana de automóviles de lujo fundada en 1910 en Milán, Italia. </text:p>
      <text:p text:style-name="P10"/>
      <text:p text:style-name="P10">Los automóviles de Alfa Romeo han sido siempre conocidos por su elegante diseño y altas prestaciones, sobre todo en los segmentos de Gran Turismo y Deportivos. Aclarando que el fundador de la marca se inclinaba mucho en los Sedanes de tamaño compacto, mediano y las Berlinas/Sedanes de lujo de representación del segmento E, los cupés y cabrios son los últimos por considerar como coches de venta masiva: son más para un público reducido que adquiere este tipo de coches "solo para uso de los fines de semana y para gusto más personal de exposición. </text:p>
      <text:p text:style-name="P10"/>
      <text:p text:style-name="P10">El 1 de enero de 1910, un grupo de industriales lombardos decide empezar la producción del modelo, y Darracq les vende su filial italiana con la fábrica de Portello incluida. En junio de ese mismo año se constituye la Anonima Lombarda Fabbrica Automobili, que adopta como símbolos la cruz roja sobre campo blanco de la insignia de Milán y el Biscione, la serpiente sobre campo azul, símbolo de los Visconti. </text:p>
      <text:p text:style-name="P10"/>
      <text:p text:style-name="P10">Por su parte, Nicola Romeo era un empresario industrial que también se desempeñaba en el campo de las finanzas. En 1911, había fundado su propia fábrica de maquinaria a la que dio en llamar Società in accomandita semplice Ing.Nicola Romeo e Co.. En 1915, tras la toma de posesión de A.L.F.A. por parte de inversionistas, fue puesto al frente de la Anónima Lombarda en representación de los bancos y redirigiendo la fábrica de Portello a la producción de material bélico. Con la adquisición de las oficinas de Saranno y Tabanelli, cambió la denominación de su primera empresa por la de Società Anonima Ing.Nicola Romeo e Co. Tras el fin de la Primera Guerra Mundial, en 1920 decidió la fusión de A.L.F.A. con su propia empresa, constituyendo de esa manera Alfa Romeo SpA, retomando la producción de automóviles. </text:p>
      <text:p text:style-name="P10"/>
      <text:p text:style-name="P10">Alfa Romeo fue propiedad del fondo estatal Istituto per la Ricostruzione Industriale desde 1932 hasta 1986. Luego de tener problemas financieros en diversas épocas, se incorporó en el año 1987 en el turinés Fiat Group, como ya habían hecho anteriormente otras históricas marcas italianas como Ferrari, Maserati o Lancia. </text:p>
      <text:p text:style-name="P10"/>
      <text:p text:style-name="P10">Historia[editar]</text:p>
      <text:p text:style-name="P10"/>
      <text:p text:style-name="P10">La Anonima Lombarda (1910-1920)[editar]</text:p>
      <text:p text:style-name="P10"/>
      <text:p text:style-name="P10"/>
      <text:p text:style-name="P10"><text:s/></text:p>
      <text:p text:style-name="P10"><text:soft-page-break/></text:p>
      <text:p text:style-name="P10"/>
      <text:p text:style-name="P10">Alfa Romeo A.L.F.A 40/60 HP, fabricado entre 1913 y 1922, caravana sin caballos o monovolumen futurístico.</text:p>
      <text:p text:style-name="P10">Los automóviles franceses Darracq eran muy apreciados por el público italiano y por ello Alexandre Darracq decide en 1906 montar una cadena de producción en Nápoles y constituye la empresa Società Italiana Automobili Darracq. Pronto se da cuenta de que la industria italiana se concentra en el norte del país y decide trasladar la compañía al polígono industrial de Portello en la afueras de Milán, comprando unos terrenos de 36.000 m². En 1909 la empresa padece una importante disminución de ventas, y el delegado de la filial Italiana, Ugo Stella, encarga al ingeniero Giuseppe Merasi el diseño de un automóvil al gusto del público italiano, el 24HP. El 1 de enero de 1910, un grupo de industriales lombardos decide empezar la producción del modelo y Darracq les vende su filial italiana con el establecimiento de Portello incluido. En junio de ese mismo año se constituye la Anonima Lombarda Fabbrica Automobili, que adopta como símbolos la cruz roja sobre campo blanco de la insignia de Milán y el Biscione, la serpiente sobre campo azul símbolo de los Visconti. </text:p>
      <text:p text:style-name="P10"/>
      <text:p text:style-name="P10">El primer coche que fabrica Alfa fue por tanto el 24 HP que sale al mercado en 1911. Este primer modelo se convirtió en un gran éxito de ventas gracias a su excelente mecánica, fiabilidad y facilidad de conducción. Basándose en su diseño, Merasi deriva nuevos modelos, como el 12 HP, más sencillo pero de excelentes prestaciones, y el 15 HP Corsa, con evidente vocación hacia las carreras. A este modelo se le aumenta la potencia en 1914 dando lugar al 15/20 HP. Sin embargo, el primer auténtico deportivo es el 40/60 HP de 1913 de 6 litros, del que se construyeron 27 ejemplares y que debutó en la carrera en cuesta de Parma-Berceto y venció en su categoría. Para el G.P. de la A.C.F. de 1914 se decide construir un modelo con las especificaciones de las carreras internacionales (max 4,5 l. y 1100 kg de peso máximo), el coche no estuvo preparado para la carrera de Lyon y el estallido de la guerra le impidió correr después. Permaneció en una fábrica de productos farmacéuticos durante el conflicto y en 1921 se reconstruyó con mayor potencia (102 CV) aunque solo participó en una carrera en Brescia conducido por Giuseppe Campari. </text:p>
      <text:p text:style-name="P10"/>
      <text:p text:style-name="P12">En 1915 la compañía sufre su primera crisis. La dueña de la mayor parte del accionariado, la Banca Italiana di Sconto, coloca a Nicola Romeo como apoderado del banco y este consigue el control de la fábrica. Romeo era un empresario napolitano que redirigió a la compañía hacia la fabricación de material bélico, motores para avión, compresores etc. En 1918 toma el control a la compañía Saronno que fabricaba piezas de ferrocarril. La I Guerra Mundial significa para A.L.F.A. un paréntesis en su producción de automóviles, pero a la vez un reflotamiento del negocio. </text:p>
      <text:p text:style-name="P12"/>
      <text:p text:style-name="P12"/>
      <text:p text:style-name="P3"/>
      <text:p text:style-name="P2"><text:span text:style-name="T1">Alfa Romeo </text:span>Brera</text:p>
      <text:p text:style-name="P2"/>
      <text:p text:style-name="P3">El Alfa Romeo Brera (Proyecto 177) y Spider fue un automóvil deportivo producido por el fabricante italiano Alfa Romeo desde el año 2005 hasta 2010. Las dos denominaciones corresponden a las carrocerías hatchback de tres puertas y descapotable de dos puertas; esta última versión fue estrenada en 2006. Ambos modelos son fabricados por el carrocero italiano Pininfarina. </text:p>
      <text:p text:style-name="P3"/>
      <text:p text:style-name="P3">El prototipo del Brera</text:p>
      <text:p text:style-name="P3"/>
      <text:p text:style-name="P3">El Brera originalmente apareció como un prototipo de automóvil en el Salón del Automóvil de Ginebra de 2002. Fue diseñado por Giorgetto Giugiaro en Italdesign Giugiaro y en su diseño estaban incluidas <text:soft-page-break/>las puertas de tijera. Este prototipo estaba equipado por un motor gasolina V8 de origen Maserati, de 400 CV de potencia máxima. El Brera fue ampliamente aclamado, y los planes de producción fueron anunciados subsecuentemente para 2005. </text:p>
      <text:p text:style-name="P3"/>
      <text:p text:style-name="P3">El modelo de producción del Brera</text:p>
      <text:p text:style-name="P3"/>
      <text:p text:style-name="P3">El Brera fue lanzado a la producción desde el Salón del Automóvil de Ginebra de 2005. Mantuvo casi por completo su aspecto exterior original pero en una escala mucho menor, convirtiéndose en un cupé de tamaño mediano en la plataforma Premium de GM/FIAT (compartida por el Alfa Romeo 159), y diseñado para reemplazar el saliente Alfa Romeo GTV. Una versión Spider descapotable del Brera fue anunciada para ser lanzada poco tiempo después del cupé y para reemplazar el existente Spider basado en el GTV. </text:p>
      <text:p text:style-name="P3"/>
      <text:p text:style-name="P3">En Europa, el Brera estaba disponible con dos motores de gasolina, el JTS de 2.2 litros y 185 CV y el V6 de 3.2 litros y 260 CV y un Diésel de 2.4 litros "JTD" con turbocompresor, inyección directa common-rail y 200 CV de potencia máxima (posteriormente sustituido por uno de 210CV). Los dos modelos menos potentes tienen tracción delantera, mientras el V6 viene equipado con el sistema de tracción total Q4. </text:p>
      <text:p text:style-name="P3"/>
      <text:p text:style-name="P3">En el año 2009, el Brera recibió dos nuevos motores, uno gasolina cuatro cilindros en línea 1.8 L (1.750cc) TBi de 200 cv, así como una rebaja en el peso total, que sumando las modificaciones de aligeramiento de 2008, alcanza los 100 kg </text:p>
      <text:p text:style-name="P2"/>
      <text:p text:style-name="P2"><text:a xlink:type="simple" xlink:href="https://www.youtube.com/watch?v=jmpZsL_MQ7M" text:style-name="Internet_20_link" text:visited-style-name="Visited_20_Internet_20_Link">https://www.youtube.com/watch?v=jmpZsL_MQ7M</text:a></text:p>
      <text:p text:style-name="P2"/>
      <text:p text:style-name="P3"/>
      <text:p text:style-name="P3">El Brera es un coche deportivo fabricado por la empresa de automoción italiana Alfa Romeo. Este Alfa Romeo es un coupé de tres puertas (2+2 plazas) que se puso a la venta en el año 2005 aunque originalmente apareció como prototipo durante el Salón del Automóvil de Ginebra de 2002. En 2006, la empresa sacó la versión Spider de este modelo, que se caracteriza por ser convertible.</text:p>
      <text:p text:style-name="P3"/>
      <text:p text:style-name="P3">En el apartado de motorización, el Alfa Brera está disponible en un 2.2L JTS gasolina de 185 CV, un 3.2L de 260 CV de gasolina y un 2.4L JTDM diésel de 200-210 CV. Todos ellos se entregan con un cambio manual de 6 velocidades o en cambio automático.</text:p>
      <text:p text:style-name="P3"/>
      <text:p text:style-name="P3">El Alfa Romeo Brera tiene un aspecto similar (salvando las distancias) al Audi TT, al BMW Z4 o al Porsche Cayman.</text:p>
      <text:p text:style-name="P3"/>
      <text:p text:style-name="P3"/>
      <text:p text:style-name="P3"/>
      <text:p text:style-name="P3">Alfa Romeo Brera 3.2 JTS Q4 260 CV Q-TRONIC</text:p>
      <text:p text:style-name="P3"/>
      <text:p text:style-name="P3"/>
      <text:p text:style-name="P3"/>
      <text:p text:style-name="P3">Información general</text:p>
      <text:p text:style-name="P3">Tipo de coche: <text:tab/>Coches deportivos</text:p>
      <text:p text:style-name="P3">Tracción: <text:tab/>Tracción en las 4 ruedas</text:p>
      <text:p text:style-name="P3">Tipo de cambio: <text:tab/>Automático</text:p>
      <text:p text:style-name="P3">Tara nominal mínima:</text:p>
      <text:p text:style-name="P3"><text:soft-page-break/>(peso del coche descargado)<text:tab/>1630 Kg</text:p>
      <text:p text:style-name="P3">Plazas máximas: <text:tab/>4 ocupantes</text:p>
      <text:p text:style-name="P3">Largo: <text:tab/>4410 mm</text:p>
      <text:p text:style-name="P3">Ancho: <text:tab/>1830 mm</text:p>
      <text:p text:style-name="P3">Alto: <text:tab/>1341 mm</text:p>
      <text:p text:style-name="P3">Motor</text:p>
      <text:p text:style-name="P3">Combustible: <text:tab/>Gasolina</text:p>
      <text:p text:style-name="P3">Cilindrada: <text:tab/>3195 cc</text:p>
      <text:p text:style-name="P3">Número de cilindros: <text:tab/>6</text:p>
      <text:p text:style-name="P3">Prestaciones</text:p>
      <text:p text:style-name="P3">Caballos de potencia: <text:tab/>260 cv</text:p>
      <text:p text:style-name="P3">Potencia máxima: <text:tab/>191 kw</text:p>
      <text:p text:style-name="P3">Par máximo:</text:p>
      <text:p text:style-name="P3">(fuerza del motor)<text:tab/>322 NM</text:p>
      <text:p text:style-name="P3">Consumo</text:p>
      <text:p text:style-name="P3">Nivel de consumo: <text:tab/></text:p>
      <text:p text:style-name="P3">Consumo: <text:tab/>12,2 litros a los 100 km</text:p>
      <text:p text:style-name="P3">Emisiones de CO2: <text:tab/>289 g/km</text:p>
      <text:p text:style-name="P3"/>
      <text:p text:style-name="P3"/>
      <text:p text:style-name="P3"/>
      <text:h text:style-name="P16" text:outline-level="1">Ferrari</text:h>
      <text:p text:style-name="P18"/>
      <text:p text:style-name="P18">Ferrari es una compañía de automóviles deportivos con sede en Maranello (Italia). Fue fundada en 1929 por un piloto de autos de competición, Enzo Ferrari, con el nombre de Scuderia Ferrari, construyendo automóviles de competición y, más tarde, en 1947, fabricando autos deportivos. </text:p>
      <text:p text:style-name="P18"/>
      <text:p text:style-name="P18">La Scuderia Ferrari comenzó patrocinando a pilotos y automóviles de Alfa Romeo y Fiat. La compañía comenzó a producir automóviles en serie en el año 1947. Se convirtió en Ferrari S.A. cuando en 1969 Fiat Group entró a ser parte del Consejo de Administración y se hizo accionista de la empresa. Actualmente el principal accionista de la compañía italiana es Fiat Group, con el 90 %, un 5 % de las acciones ha sido comprado, en 2005, por una compañía de los EAU, y el resto pertenece a Piero Ferrari, hijo de Enzo. La compañía tiene su sede en Maranello, cerca de Bolonia y Módena, Italia. En el año 2005 Ferrari vendió 5409 unidades, con una subida de ventas del 8,7 %, y con una facturación de 1500 millones de euros. </text:p>
      <text:p text:style-name="P18"/>
      <text:p text:style-name="P18">En 2013 Ferrari redujo expresamente su producción de automóviles a 6922 unidades en su fábrica de Maranello. Esta cifra significó un 5,4 % menos que el año anterior, a pesar de sacar un 5,4 % más de beneficios. En el año 2017, Ferrari presentó el Ferrari 812 Superfast con un motor V12, la empresa le considera el Ferrari más potente de la historia. </text:p>
      <text:p text:style-name="P18"/>
      <text:p text:style-name="P18">En agosto de 2017 Ferrari reveló un nuevo convertible. El Ferrari Portofino, que viene con un motor V20, reemplazará al California, modelo básico de Ferrari.3</text:p>
      <text:p text:style-name="P18"/>
      <text:p text:style-name="P18">Historia</text:p>
      <text:p text:style-name="P18"/>
      <text:p text:style-name="P18">Enzo Ferrari fundó la Scuderia Ferrari en 1929 con el objetivo de patrocinar a pilotos aficionados de Módena. Ferrari entrenó a varios pilotos y compitió con gran éxito con autos Alfa Romeo hasta 1938, cuando fue oficialmente contratado por Alfa Romeo como presidente de su departamento de carreras. </text:p>
      <text:p text:style-name="P18"/>
      <text:p text:style-name="P18">En 1940, tras enterarse de los planes de la compañía para absorber su amada Scuderia y tomar control de su trabajo en la competición, abandonó rápidamente Alfa Romeo. Dado que tenía prohibido por contrato competir durante varios años, la Scuderia se convirtió brevemente en Auto Avio Costruzioni Ferrari, que aparentemente fabricaba maquinaria y accesorios para aviones. Durante este período en el <text:soft-page-break/>que no podía competir, enzo Ferrari de hecho produjo un auto de carreras, el Tipo 815, siendo este el primer auto originalmente de Ferrari, pero debido a la Segunda Guerra Mundial tuvo muy poca participación en las carreras. En 1943 la fábrica Ferrari se trasladó a Maranello, donde ha permanecido desde entonces. Esta fue duramente bombardeada y destruida parcialmente en 1944 y reconstruida en 1946 para posteriormente producir sus famosos y costosos autos deportivos de lujo. </text:p>
      <text:p text:style-name="P18"/>
      <text:p text:style-name="P18">El primer automóvil deportivo de Ferrari, el 125 S de 1947, estaba propulsado por un motor V12 de 1,5 litros. Aunque era reacio a ello, Enzo construía y vendía sus automóviles para financiar la Scuderia. Mientras sus autos se ganaban rápidamente una reputación gracias a su calidad, Enzo mantuvo una famosa aversión a sus clientes, pues sentía que la mayoría de ellos estaban comprando sus autos por el prestigio y no por sus prestaciones. </text:p>
      <text:p text:style-name="P18"/>
      <text:p text:style-name="P18">Los autos deportivos Ferrari, eran notables por su exquisito estilo debido a que algunos eran diseñados por casas de diseño tales como Pininfarina. A lo largo de varios años, han trabajado para Ferrari otras casas de diseño de carrocería, tales como Scaglietti, Bertone y Vignale. Si bien su tradicional color rojo heredado de los modelos de carreras es característico, también comercializan automóviles en diferentes colores. </text:p>
      <text:h text:style-name="P14" text:outline-level="1"/>
      <text:h text:style-name="P14" text:outline-level="1">Ferrari 612</text:h>
      <text:p text:style-name="P3"><text:a xlink:type="simple" xlink:href="https://www.youtube.com/watch?v=9R9Uo9WwMJg" text:style-name="Internet_20_link" text:visited-style-name="Visited_20_Internet_20_Link">https://www.youtube.com/watch?v=9R9Uo9WwMJg</text:a></text:p>
      <text:p text:style-name="P3"/>
      <text:p text:style-name="P3">Ferrari 612 Scaglietti</text:p>
      <text:p text:style-name="P3"/>
      <text:p text:style-name="P3">El Ferrari 612 Scaglietti es un automóvil deportivo de gran turismo producido por el fabricante italiano Ferrari desde el año 2004 hasta el 2011. Fue diseñado por Pininfarina como reemplazo del Ferrari 456M; tiene una carrocería cupé y una configuración de 2+2 asientos. Algunos de sus rivales son el Aston Martin DB9, el Bentley Continental GT, el BMW Serie 6, el Jaguar XK, el Maserati GranTurismo y el Mercedes-Benz Clase CL. Reemplaza al Ferrari 456, y fue reemplazado por el Ferrari FF. </text:p>
      <text:p text:style-name="P3"/>
      <text:p text:style-name="P3">El nombre alude a Sergio Scaglietti, un antiguo colaborador de Enzo Ferrari que diseñó las carrocerías del Ferrari 250 Testa Rossa y el Ferrari 250 GTO, y cuya empresa, que ahora es propiedad de Ferrari, también se encarga de carrozar al 612 Scaglietti. </text:p>
      <text:p text:style-name="P3"/>
      <text:p text:style-name="P3">Características</text:p>
      <text:p text:style-name="P3"/>
      <text:p text:style-name="P3"><text:soft-page-break/>Ferrari equipó al 612 Scaglietti con un chasis y una carrocería de aluminio. Gracias a esto el reparto de pesos entre los ejes es de 46% adelante y 54% atrás, a lo que se suma la combinación de motor central delantero y tracción trasera. </text:p>
      <text:p text:style-name="P3"/>
      <text:p text:style-name="P3">En cuanto al motor, comparte el mismo doce cilindros de 5.748 centímetros cúbicos del Ferrari 575M Maranello. No obstante, en este caso cuenta con 540 CV de potencia a 7250 RPM y un par motor de 59,8 kgm a 5250 . La transmisión es de seis velocidades y tiene la opción de ser estándar o semiautomática. Esta última es la famosa F1A, una versión más refinada que la utilizada en el Ferrari 360, y es capaz de hacer los cambios en fracciones de segundo. En conjunto, el motor y la transmisión son capaces de acelerar en 4,2 s hasta los 100 km/h y alcanzar los 320 km/h de velocidad máxima.1​ </text:p>
      <text:p text:style-name="P3"/>
      <text:p text:style-name="P3">El 612 Scaglietti también cuenta con suspensiones activas de ajuste variable, e incluye por primera vez en un Ferrari, control de estabilidad. El interior cuenta con el aluminio como elemento decorativo y una serie de artilugios tales como: climatizador de doble zona, equipo de audio Bose, y encendido automático de luces y limpiaparabrisas. </text:p>
      <text:p text:style-name="P3"/>
      <text:p text:style-name="P3">El Ferrari 612 Scaglietti es un coupé deportivo de dos puertas producido por el fabricante italiano desde 2004. Se creó para sustituir al Ferrari 456 M y en su interior caben cuatro pasajeros (los asientos traseros son suficientemente amplios para que quepan cómodamente dos adultos y el acceso a esta parte del coche se ve faciltado por el deslizamiento de los asientos delanteros).</text:p>
      <text:p text:style-name="P3"/>
      <text:p text:style-name="P3"/>
      <text:p text:style-name="P3">El Ferrari 612 Scaglietti tiene una carrocería de aluminio, hecho que le hace ser muy ligero. El motor de gasolina V8 de 5.7 litros alcanza los 540 CV de potencia y la caja de cambios es de 6 velocidades (puede ser manual o semiautomática). El coche pasa de 0 a 100 Km/h en 4,2 segundos.</text:p>
      <text:p text:style-name="P3"/>
      <text:p text:style-name="P3">El fabricante italiano Ferrari sacó ediciones especiales para celebrar el 30 y el 60 aniversario del Ferrari 612 Scaglietti, concretamente el 612 Scaglietti Cornes y el 612 Sessanta.</text:p>
      <text:p text:style-name="P3"/>
      <text:p text:style-name="P3"/>
      <text:p text:style-name="P3"/>
      <text:p text:style-name="P3">Ferrari 612 Scaglietti M ó F1</text:p>
      <text:p text:style-name="P3"/>
      <text:p text:style-name="P3"/>
      <text:p text:style-name="P3">Información general</text:p>
      <text:p text:style-name="P3">Tipo de coche: <text:tab/>Coches de lujo</text:p>
      <text:p text:style-name="P3">Tracción: <text:tab/>Trasera</text:p>
      <text:p text:style-name="P3">Tipo de cambio: <text:tab/>Otros</text:p>
      <text:p text:style-name="P3">Tara nominal mínima:</text:p>
      <text:p text:style-name="P3">(peso del coche descargado)<text:tab/>1865 Kg</text:p>
      <text:p text:style-name="P3">Plazas máximas: <text:tab/>4 ocupantes</text:p>
      <text:p text:style-name="P3">Largo: <text:tab/>4902 mm</text:p>
      <text:p text:style-name="P3">Ancho: <text:tab/>1957 mm</text:p>
      <text:p text:style-name="P3">Alto: <text:tab/>1344 mm</text:p>
      <text:p text:style-name="P3">Motor</text:p>
      <text:p text:style-name="P3">Combustible: <text:tab/>Gasolina</text:p>
      <text:p text:style-name="P3">Cilindrada: <text:tab/>5748 cc</text:p>
      <text:p text:style-name="P3">Número de cilindros: <text:tab/>12</text:p>
      <text:p text:style-name="P3">Prestaciones</text:p>
      <text:p text:style-name="P3"><text:soft-page-break/>Caballos de potencia: <text:tab/>540 cv</text:p>
      <text:p text:style-name="P3">Potencia máxima: <text:tab/>397 kw</text:p>
      <text:p text:style-name="P3">Par máximo:</text:p>
      <text:p text:style-name="P3">(fuerza del motor)<text:tab/>588 NM</text:p>
      <text:p text:style-name="P3">Consumo</text:p>
      <text:p text:style-name="P3">Nivel de consumo: <text:tab/></text:p>
      <text:p text:style-name="P3">Consumo: <text:tab/>20,5 litros a los 100 km</text:p>
      <text:p text:style-name="P3">Emisiones de CO2: <text:tab/>470 g/km</text:p>
      <text:p text:style-name="P3"/>
      <text:p text:style-name="P3"/>
      <text:p text:style-name="P13">Infiniti</text:p>
      <text:p text:style-name="P9"/>
      <text:p text:style-name="P9">Infiniti es una marca de automóviles de lujo creada por Nissan. Las ventas de Infiniti comenzaron oficialmente el 8 de noviembre de 1989 en Norteamérica para competir con Audi, Mercedes-Benz, Cadillac, BMW, Lincoln y Volvo. Desde entonces, sus operaciones mundiales se han ampliado y ahora abarcan también a Panamá, México, Oriente Medio, Corea del Sur, Taiwán, Rusia, China, Ucrania y Chile. Hoy en día, la red mundial de Infiniti comprende más de 490 distribuidores, presentes en 50 países.1​ La estrategia de Nissan es similar a la de las empresas Honda y Toyota, que crearon sus propias marcas de lujo, respectivamente Acura y Lexus. </text:p>
      <text:p text:style-name="P9"/>
      <text:p text:style-name="P9">La marca no se utiliza en Japón al tener Nissan modelos equivalentes de Infiniti en el país, como: Nissan Skyline sedán y cupé (Infiniti G sedan y cupe), Nissan Fuga (Infiniti M), Nissan Skyline cruce (Infiniti EX), y Nissan Cima (Infiniti Q45). El Infiniti FX no tiene equivalente Nissan y no se vende en Japón. La primera generación del Infiniti Q45 fue vendido como el Nissan Infiniti Q45 en Japón. </text:p>
      <text:p text:style-name="P9"/>
      <text:p text:style-name="P9">Infiniti en Europa</text:p>
      <text:p text:style-name="P9"/>
      <text:p text:style-name="P9">Carlos Ghosn, Presidente y CEO de Nissan Motor Co. Ltd., anunció la llegada a Europa de Infiniti en el Motor Show 2008 de Ginebra.2​ El lanzamiento oficial está previsto para otoño de 2008 y se introducirá progresivamente en un espacio de dos años, período en el que Infiniti desplegará sus operaciones en 21 países europeos. La sede central de Infiniti Europe está situada en Rolle, Suiza. </text:p>
      <text:p text:style-name="P9"/>
      <text:p text:style-name="P9">Inicialmente, se ofrecerán cuatro modelos en Europa, empezando con la generación siguiente del emblemático Infiniti FX50. El FX50 es un crossover de alto rendimiento, equipado con un nuevo motor V8 de 5.0 litros, 32 válvulas y 390 caballos de potencia y que integra la tecnología avanzada Variable Valve Lift &amp; Event (VVEL). Compite directamente con los modelos similares de Mercedes M-Class, BMW X5, Lexus RX, Audi Q7, Porsche Cayenne y el Range Rover Sport.3​ </text:p>
      <text:p text:style-name="P9"/>
      <text:p text:style-name="P9">Infiniti también se introducirá en el mercado de berlinas de gama alta con el Infiniti G37 de segunda generación, equipado con un motor V6 de 3.7 litros, que se espera, sea un desafío para el BMW 3 series, Audi A4, Mercedes C-Class y el Lexus IS. El Infiniti G37 Coupé compartirá gran parte del hardware con la berlina homóloga pero su elegancia dinámica está diseñada para atraer a un comprador totalmente distinto, que normalmente se decantaría por el BMW 3 series Coupé, Mercedes CLK-class, Audi A5 o el Lexus SC 430. </text:p>
      <text:p text:style-name="P9"/>
      <text:p text:style-name="P9">Infiniti también ha dado a conocer el primer crossover coupé compacto del mundo, el Infiniti EX37, que presenta un lujoso interior, una posición de conducción dominante y tracción a todas las ruedas. El EX37 es el primer vehículo de producción del mundo que cuenta con las ventajas del sistema avanzado Around View Monitor (AVM), que proporciona al conductor una vista de pájaro del vehículo mientras se aparca. También presentará la exclusiva pintura autorreparable Anti-Scratch (ASAP). El EX se comercializa en el mismo segmento de gama alta que el BMW X3, Audi Q5 y el Mercedes GLK-Class. </text:p>
      <text:p text:style-name="P9"/>
      <text:p text:style-name="P9">Infiniti entra en el mercado de berlinas de gran tamaño con el Infiniti M37 equipado con un motor V6 de 3.7 litros, que se espera sea un desafío para BMW 5 series, Audi A6, Mercedes E-Class y Lexus GS. </text:p>
      <text:p text:style-name="P9"/>
      <text:p text:style-name="P9">Infiniti prevé lanzar un diésel V6 totalmente renovado para 2010, específicamente diseñado para Europa.</text:p>
      <text:p text:style-name="P9"/>
      <text:p text:style-name="P9"><text:soft-page-break/>Todos los coupés, sedan y crossovers actuales de Infiniti están basados en la plataforma FM de Nissan.5​ El centro del motor está situado detrás de las ruedas delanteras. Esta ubicación equilibra la distribución del peso con el propósito de mejorar la frenada, la aceleración y el manejo. La única excepción es el SUV de tamaño natural QX56, basado en la plataforma F-Alpha de Nissan, aunque en este momento no existe ninguna previsión de introducirlo en el continente europeo fuera de Rusia. </text:p>
      <text:p text:style-name="P3"/>
      <text:p text:style-name="P7">Infiniti G</text:p>
      <text:p text:style-name="P11"/>
      <text:p text:style-name="P11"/>
      <text:p text:style-name="P11"/>
      <text:p text:style-name="P11">El Infiniti G (Q50 y Q60 a partir de 2013) es un automóvil del segmento D producido por el fabricante japonés Infiniti entre los años 1990 y 1996, y luego desde 1998. Entre los competidores del G se encuentran el Acura TSX, Audi A4, el BMW Serie 3, el Lexus IS, el Mercedes-Benz Clase C, el Saab 9-3 y el Volvo S60. </text:p>
      <text:p text:style-name="P11"/>
      <text:p text:style-name="P11">Las primeras dos generaciones del G son esencialmente idénticas a los Nissan Primera de primera generación (P10) y segunda generación (P11). Se vendían únicamente con carrocería sedán de cuatro puertas. El único motor era un gasolina de cuatro cilindros en línea y 2.0 litros de cilindrada, que se ofrecía con caja de cambios manual de cinco marchas o automática de cuatro marchas. la primera se vendió entre los años 1990 y 1996, y la segunda entre 1998 y 2002. </text:p>
      <text:p text:style-name="P11"/>
      <text:p text:style-name="P11">La tercera generación del G fue puesta a la venta a mediados de 2002. Está emparentada con el Nissan Skyline V35, el Infiniti FX y el Infiniti M. Su motor gasolina es un V6 de 3.5 litros de entre 265 y 302 CV de potencia máxima. Se ofrecía con carrocerías sedán o cupé, con tracción trasera ("Infiniti G35") o a las cuatro ruedas ("Infiniti G35x"), y con una caja de cambios manual de seis marchas o una automática de cinco marchas. </text:p>
      <text:p text:style-name="P11"/>
      <text:p text:style-name="P11">La cuarta generación del G, puesta a la venta a fines de 2007, coincide con el Skyline V36. Mantiene la plataforma de la generación anterior pero recibe motores gasolina V6 nuevos: un 2.5 litros de 218 CV ("Infiniti G25"), un 3.5 litros de 306 CV ("Infiniti G35") y un 3.7 litros de 320 CV ("Infiniti G37"). </text:p>
      <text:p text:style-name="P11"/>
      <text:p text:style-name="P11">La quinta generación del modelo cambio de denominación a Infiniti Q50 para la variante sedán. Se estrenó en el Salón del Automóvil de Detroit de 2013 y se comenzó a vender en el tercer trimestre de ese año. Los motores de gasolina son un cuatro cilindros en línea de 2,0 litros y (214 CV, y un V6 de 3,7 litros y 333 CV. También se ofrece un híbrido eléctrico-gasolina, que eroga 364 CV. En tanto, el Diesel es un cuatro cilindros de 2,2 litros y 170 CV. </text:p>
      <text:p text:style-name="P11"/>
      <text:p text:style-name="P2">Infiniti G37</text:p>
      <text:p text:style-name="P2"><text:a xlink:type="simple" xlink:href="https://www.youtube.com/watch?v=IqhovcmzXL0" text:style-name="Internet_20_link" text:visited-style-name="Visited_20_Internet_20_Link">https://www.youtube.com/watch?v=IqhovcmzXL0</text:a></text:p>
      <text:p text:style-name="P2"/>
      <text:p text:style-name="P2"/>
      <text:p text:style-name="P3"/>
      <text:p text:style-name="P3"><text:s/></text:p>
      <text:p text:style-name="P3">Es la marca de lujo de la japonesa Nissan. Salieron al mercado norteamericano a finales de los años 80 para <text:s/>competir con otros fabricantes de la talla de Mercedes-Benz Cadillac o BMW. <text:s text:c="2"/></text:p>
      <text:p text:style-name="P3"/>
      <text:p text:style-name="P3">Aunque en un principio los coches sólo podían adquirirse en EE.UU. la empresa decidió internacionalizar la marca y expandirse por todo el mundo. Es por este motivo que los vehículos Infiniti ya están presentes en 15 países.</text:p>
      <text:p text:style-name="P3"><text:soft-page-break/></text:p>
      <text:p text:style-name="P3"/>
      <text:p text:style-name="P3"/>
      <text:p text:style-name="P3">Infiniti G37 coupe 3.7 gasolina (320CV) 4x2</text:p>
      <text:p text:style-name="P3"/>
      <text:p text:style-name="P3"/>
      <text:p text:style-name="P3"/>
      <text:p text:style-name="P3">Información general</text:p>
      <text:p text:style-name="P3">Tipo de coche: <text:tab/>Coches deportivos</text:p>
      <text:p text:style-name="P3">Tracción: <text:tab/>Trasera</text:p>
      <text:p text:style-name="P3">Tipo de cambio: <text:tab/>Manual</text:p>
      <text:p text:style-name="P3">Tara nominal mínima:</text:p>
      <text:p text:style-name="P3">(peso del coche descargado)<text:tab/>1631 Kg</text:p>
      <text:p text:style-name="P3">Plazas máximas: <text:tab/>4 ocupantes</text:p>
      <text:p text:style-name="P3">Largo: <text:tab/>4655 mm</text:p>
      <text:p text:style-name="P3">Ancho: <text:tab/>1820 mm</text:p>
      <text:p text:style-name="P3">Alto: <text:tab/>1387 mm</text:p>
      <text:p text:style-name="P3">Motor</text:p>
      <text:p text:style-name="P3">Combustible: <text:tab/>Gasolina</text:p>
      <text:p text:style-name="P3">Cilindrada: <text:tab/>3696 cc</text:p>
      <text:p text:style-name="P3">Número de cilindros: <text:tab/>6</text:p>
      <text:p text:style-name="P3">Prestaciones</text:p>
      <text:p text:style-name="P3">Caballos de potencia: <text:tab/>320 cv</text:p>
      <text:p text:style-name="P3">Potencia máxima: <text:tab/>235 kw</text:p>
      <text:p text:style-name="P3">Par máximo:</text:p>
      <text:p text:style-name="P3">(fuerza del motor)<text:tab/>360 NM</text:p>
      <text:p text:style-name="P3">Consumo</text:p>
      <text:p text:style-name="P3">Nivel de consumo: <text:tab/></text:p>
      <text:p text:style-name="P3">Consumo: <text:tab/>10,4 litros a los 100 km</text:p>
      <text:p text:style-name="P3">Emisiones de CO2: <text:tab/>247 g/km</text:p>
      <text:p text:style-name="P3"/>
      <text:p text:style-name="P3"/>
      <text:p text:style-name="P3"/>
      <text:h text:style-name="P17" text:outline-level="1">Maserati</text:h>
      <text:p text:style-name="P9"><text:span text:style-name="T2">Maserati S.p.A.</text:span><text:span text:style-name="T3"> es un fabricante </text:span><text:span text:style-name="Internet_20_link"><text:span text:style-name="T3">italiano</text:span></text:span><text:span text:style-name="T3"> de </text:span><text:span text:style-name="Internet_20_link"><text:span text:style-name="T3">automóviles</text:span></text:span><text:span text:style-name="T3"> deportivos de lujo perteneciente al grupo automovilístico </text:span><text:span text:style-name="Internet_20_link"><text:span text:style-name="T3">Fiat S.p.A.</text:span></text:span><text:span text:style-name="T3"> </text:span></text:p>
      <text:p text:style-name="P9"/>
      <text:p text:style-name="P9">Historia[editar]</text:p>
      <text:p text:style-name="P9"/>
      <text:p text:style-name="P9">La marca italiana de automóviles deportivos de alta gama Maserati fue fundada en Bolonia por Alfieri Maserati en 1914. El emblema de Maserati es el tridente, inspirado en la estatua de Neptuno que adorna la Plaza Mayor </text:p>
      <text:p text:style-name="P9"/>
      <text:p text:style-name="P9">La marca fue adquirida en 1937 por el empresario italiano Adolfo Orsi, bajo cuya dirección Maserati produjo los primeros automóviles en los que el lujo recibió la misma atención que la potencia. En 1968 Maserati fue adquirida por Citroën, que a su vez la vendió en 1975 a un consorcio administrado por el ex piloto de Fórmula 1 argentino Alejandro de Tomaso. De Tomaso, con ayuda del diseñador Ghia, creó algunos de los automóviles más interesantes de todos los tiempos: Ghibli, Khamsin, Bora, Kyalami y los modelos biturbo, entre otros. Estos nombres fueron tomados de famosos vientos de África y Asia. </text:p>
      <text:p text:style-name="P9"/>
      <text:p text:style-name="P9">En 1993 Maserati fue comprada por la empresa también italiana Fiat S.p.A. Las ventas de Maserati en 2004 representaron un incremento del 62 % con relación al año 2003. Gran parte de este crecimiento se debió a la demanda del Maserati Quattroporte, su modelo de 4 puertas. </text:p>
      <text:p text:style-name="P19"/>
      <text:p text:style-name="P9">Es de destacar el historial deportivo de la marca, con presencia y triunfos a nivel internacional durante las décadas de 1930, 1940 y 1950. Los puntos máximos de esta actividad fueron los campeonatos mundiales de Fórmula 1 obtenidos con Juan Manuel Fangio en 1954 (compartido con Mercedes-Benz) y 1957. También figuran en el palmarés de la marca las 500 millas de Indianápolis de 1939 y 1940, con Wilbur Shaw al volante. El último triunfo de un motor Maserati en Fórmula 1, equipando un chasis Cooper, fue el Grand Prix de Sudáfrica de 1967 que ganó Pedro Rodríguez. </text:p>
      <text:h text:style-name="P15" text:outline-level="1">Maserati Quattroporte</text:h>
      <text:p text:style-name="P4"><text:a xlink:type="simple" xlink:href="https://www.youtube.com/watch?v=dm9JVyVnpmE" text:style-name="Internet_20_link" text:visited-style-name="Visited_20_Internet_20_Link">https://www.youtube.com/watch?v=dm9JVyVnpmE</text:a></text:p>
      <text:p text:style-name="P4">En 2004, Maserati comenzó la producción del nuevo Quattroporte, diseñado por Pininfarina. Equipado con el mismo motor 4,2 L del Coupé, Spyder y el nuevo GranTurismo, pero mejorado hasta alcanzar los 400 CV (SAE) (298 kW). Debido a su mayor peso respecto a las versiones Coupé y Spyder, el Quattroporte demora 5,6 segundos en acelerar de 0 a 100 km / h, y su velocidad máxima es de 269 km / h. Este Quattroporte fue revelado al mundo en el Salón de Francfort el 9 de septiembre de 2003, y estrenado en los Estados Unidos en el Pebble Beach Concours d'Elegance en el mismo año. Es la continuación de la larga tradición de los sedanes de lujo de Maserati. </text:p>
      <text:p text:style-name="P4">Maserati Quattroporte VI (2013-Presente)</text:p>
      <text:p text:style-name="P4"/>
      <text:p text:style-name="P4"><text:soft-page-break/>El nuevo Maserati Quattroporte (Proyecto M156)7​ es una berlina de lujo de altas prestaciones8​ con cuatro puertas5​ y más de cinco metros de longitud4​ que entrará en producción a lo largo de 2013.9​ </text:p>
      <text:p text:style-name="P4">Historia</text:p>
      <text:p text:style-name="P4"/>
      <text:p text:style-name="P4">En abril de 2012 se anunció que la sexta generación del modelo Quattroporte se fabricaría en la planta turinesa denominada Officine Maserati Grugliasco.10​11​ Las primeras imágenes del modelo de preproducción camuflado se hicieron públicas en octubre de 201212​ y las oficiales fueron desveladas el 6 de noviembre de 2012.11​ Se presentará en el Salón del Automóvil de Detroit de enero de 2013.13​ El modelo, junto con el Levante y el Ghibli,14​ es el primero de una nueva generación de automóviles Maserati15​ con los que la marca pretende alcanzar en 2015 unas ventas globales de más de 50.000 unidades anuales según indicó Harald Wester,8​ consejero delegado de Maserati. Respecto a anteriores generaciones del modelo, el Quattroporte de 2013 crece para dejar espacio al nuevo Ghibli que competirá en el segmento E.9​ Del modelo se esperan unas ventas globales de 80.000 unidades en los 7 u 8 años de vida del producto. La inversión conjunta para el nuevo Ghibli y Quattroporte fue de 950 millones de euros y sus ventas combinadas se espera que ronden las 35.000 unidades anuales. </text:p>
      <text:p text:style-name="P4"/>
      <text:p text:style-name="P3">El Maserati Quattroporte es un automóvil sedán de lujo (segmento F), fabricado por Maserati en Italia. El nombre, traducido directamente del italiano significa «cuatro puertas». Han existido cinco generaciones del coche, cada una separada por un periodo de aproximadamente cinco años.</text:p>
      <text:p text:style-name="P3"/>
      <text:p text:style-name="P3"/>
      <text:p text:style-name="P3">El Maserati Quattroporte (literalmente "Cuatro puertas") es un sedán de lujo producido por el fabricante italiano desde 1963. Se encuentra en su quinta generación y es considerado como uno de los vehículos más populares de la marca.</text:p>
      <text:p text:style-name="P3"/>
      <text:p text:style-name="P3">El Maserati Quattroporte, cuyo código de fábrica era inicialmente el número "107", fue diseñado por Pietro Frua. El vehículo se equipó con un motor Maserati V8 de 4.2 litros de 260 CV de fuerza que le permitió llegar a los 230 Km/h de velocidad máxima. Las versiones estaban disponibles con transmisión manual o automática de cinco y tres velocidades, respectivamente.</text:p>
      <text:p text:style-name="P3"/>
      <text:p text:style-name="P3">La segunda generación del Maserati Quattroporte llegó en el año 1973 y el diseño del coche estuvo influenciado por Citroën, empresa que compró la marca. Se creó para competir con el Fiat 130, el Jaguar XJ6, el BMW 2800 y los Mercedes-Benz.</text:p>
      <text:p text:style-name="P3"/>
      <text:p text:style-name="P3">La tercera generación del Maserati Quattoporte apareció en 1979 y fue diseñado por Giorgetto Giugiaro y se caracterizó por un diseño de líneas muy rectas y "tensas". Conocido internamente con el número de proyecto 330, este nuevo Maserati se equipó con un motor V8 de 260 CV.</text:p>
      <text:p text:style-name="P3"/>
      <text:p text:style-name="P3">El Maserati Quattroporte de la cuarta generación (1994) fue de dimesiones más pequeñas. Cabe decir que el coche recibió una extensa revisión cuando la empresa pasó a manos de Fiat, en 1993. Asimismo, Ferrari asumió el control de la marca en 1997.</text:p>
      <text:p text:style-name="P3"/>
      <text:p text:style-name="P3"><text:soft-page-break/>2004 vio nacer la quinta generación del Quattroporte (un año antes fue presentado en el Salón del automóvil de Frankfurt). Fue diseñado por Pininfarina y salieron tres modelos: el Base, el Executive GT y el GT Sport. Los tres están equipados con un motor de gasolina V8 de 4.2 litros.</text:p>
      <text:p text:style-name="P3"/>
      <text:p text:style-name="P3"/>
      <text:p text:style-name="P3"/>
      <text:p text:style-name="P3">Maserati Quattroporte Automático</text:p>
      <text:p text:style-name="P3"/>
      <text:p text:style-name="P3"><text:s text:c="2"/></text:p>
      <text:p text:style-name="P3">Información general</text:p>
      <text:p text:style-name="P3">Tipo de coche: <text:tab/>Coches de lujo</text:p>
      <text:p text:style-name="P3">Tracción: <text:tab/>Trasera</text:p>
      <text:p text:style-name="P3">Tipo de cambio: <text:tab/>Automático</text:p>
      <text:p text:style-name="P3">Tara nominal mínima:</text:p>
      <text:p text:style-name="P3">(peso del coche descargado)<text:tab/>1990 Kg</text:p>
      <text:p text:style-name="P3">Plazas máximas: <text:tab/>5 ocupantes</text:p>
      <text:p text:style-name="P3">Largo: <text:tab/>5052 mm</text:p>
      <text:p text:style-name="P3">Ancho: <text:tab/>1895 mm</text:p>
      <text:p text:style-name="P3">Alto: <text:tab/>1438 mm</text:p>
      <text:p text:style-name="P3">Motor</text:p>
      <text:p text:style-name="P3">Combustible: <text:tab/>Gasolina</text:p>
      <text:p text:style-name="P3">Cilindrada: <text:tab/>4244 cc</text:p>
      <text:p text:style-name="P3">Número de cilindros: <text:tab/>8</text:p>
      <text:p text:style-name="P3">Prestaciones</text:p>
      <text:p text:style-name="P3">Caballos de potencia: <text:tab/>401,2 cv</text:p>
      <text:p text:style-name="P3">Potencia máxima: <text:tab/>295 kw</text:p>
      <text:p text:style-name="P3">Par máximo:</text:p>
      <text:p text:style-name="P3">(fuerza del motor)<text:tab/>460 NM</text:p>
      <text:p text:style-name="P3">Consumo</text:p>
      <text:p text:style-name="P3">Nivel de consumo: <text:tab/></text:p>
      <text:p text:style-name="P3">Consumo: <text:tab/>14,7 litros a los 100 km</text:p>
      <text:p text:style-name="P3">Emisiones de CO2: <text:tab/>340 g/k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2" style:list-style-name="">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0" fo:border-bottom="none" style:writing-mode="lr-tb"/>
      <style:text-properties style:font-name="Arial" fo:font-family="Arial" style:font-family-generic="roman" style:font-pitch="variable" fo:font-size="8pt" style:font-name-asian="Arial1"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0" style:writing-mode="lr-tb"/>
      <style:text-properties style:font-name="Arial" fo:font-family="Arial" style:font-family-generic="roman" style:font-pitch="variable" fo:font-size="8pt" style:font-name-asian="Arial1"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18-11-30T04:17:47.895000000</dc:date>
    <meta:editing-duration>PT3H15M37S</meta:editing-duration>
    <meta:editing-cycles>4</meta:editing-cycles>
    <meta:document-statistic meta:table-count="0" meta:image-count="0" meta:object-count="0" meta:page-count="14" meta:paragraph-count="190" meta:word-count="4572" meta:character-count="29053" meta:non-whitespace-character-count="22675"/>
    <meta:user-defined meta:name="DocumentEncoding">utf-8</meta:user-defined>
    <meta:user-defined meta:name="HTML" meta:value-type="boolean">true</meta:user-defined>
  </office:meta>
</office:document-meta>
</file>